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paragraph-rsid="003baae3" fo:background-color="transparent" style:font-weight-asian="bold" style:font-weight-complex="bold"/>
    </style:style>
    <style:style style:name="P3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paragraph-rsid="001b864d" fo:background-color="transparent" style:font-weight-asian="bold" style:font-weight-complex="bold"/>
    </style:style>
    <style:style style:name="P4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1b864d" officeooo:paragraph-rsid="001b864d" fo:background-color="transparent" style:font-weight-asian="bold" style:font-weight-complex="bold"/>
    </style:style>
    <style:style style:name="P5" style:family="paragraph" style:parent-style-name="Standard">
      <style:text-properties style:use-window-font-color="true" style:font-name="Droid Sans Mono" fo:font-size="10.5pt" fo:font-weight="bold" officeooo:rsid="003685a4" officeooo:paragraph-rsid="003685a4" fo:background-color="transparent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3aa164" officeooo:paragraph-rsid="003aa164" fo:background-color="transparent" style:font-weight-asian="bold" style:font-weight-complex="bold"/>
    </style:style>
    <style:style style:name="P7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2b4e9d" officeooo:paragraph-rsid="002b4e9d" fo:background-color="transparent" style:font-weight-asian="bold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2cf1ab" officeooo:paragraph-rsid="002cf1ab" fo:background-color="transparent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3e7360" officeooo:paragraph-rsid="003e7360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1b864d" officeooo:paragraph-rsid="001b864d" fo:background-color="transparent" style:font-weight-asian="normal" style:font-weight-complex="normal"/>
    </style:style>
    <style:style style:name="P1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1b864d" officeooo:paragraph-rsid="0028aab7" fo:background-color="transparent" style:font-weight-asian="normal" style:font-weight-complex="normal"/>
    </style:style>
    <style:style style:name="P1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1fe931" officeooo:paragraph-rsid="001fe931" fo:background-color="transparent" style:font-weight-asian="normal" style:font-weight-complex="normal"/>
    </style:style>
    <style:style style:name="P1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2b4e9d" officeooo:paragraph-rsid="002b4e9d" fo:background-color="transparent" style:font-weight-asian="normal" style:font-weight-complex="normal"/>
    </style:style>
    <style:style style:name="P14" style:family="paragraph" style:parent-style-name="Standard">
      <style:paragraph-properties style:line-height-at-least="0.198in"/>
      <style:text-properties style:use-window-font-color="true" fo:font-weight="bold" fo:background-color="transparent" style:font-weight-asian="bold" style:font-weight-complex="bold"/>
    </style:style>
    <style:style style:name="P15" style:family="paragraph" style:parent-style-name="Standard">
      <style:paragraph-properties style:line-height-at-least="0.198in"/>
      <style:text-properties fo:color="#c586c0" style:font-name="Droid Sans Mono" fo:font-size="10.5pt" fo:font-weight="bold" officeooo:paragraph-rsid="001b864d" fo:background-color="transparent" style:font-weight-asian="bold" style:font-weight-complex="bold"/>
    </style:style>
    <style:style style:name="P16" style:family="paragraph" style:parent-style-name="Preformatted_20_Text">
      <style:text-properties officeooo:rsid="000e1bae" officeooo:paragraph-rsid="000e1bae"/>
    </style:style>
    <style:style style:name="P17" style:family="paragraph" style:parent-style-name="Preformatted_20_Text">
      <style:text-properties officeooo:rsid="000e1bae" officeooo:paragraph-rsid="000f21c4"/>
    </style:style>
    <style:style style:name="P18" style:family="paragraph" style:parent-style-name="Preformatted_20_Text">
      <style:text-properties officeooo:rsid="000fb8ee" officeooo:paragraph-rsid="000fb8ee"/>
    </style:style>
    <style:style style:name="P19" style:family="paragraph" style:parent-style-name="Preformatted_20_Text">
      <style:text-properties officeooo:rsid="00174dff" officeooo:paragraph-rsid="00174dff"/>
    </style:style>
    <style:style style:name="P20" style:family="paragraph" style:parent-style-name="Preformatted_20_Text">
      <style:paragraph-properties style:line-height-at-least="0.198in"/>
      <style:text-properties fo:color="#ce181e" style:font-name="Droid Sans Mono" fo:font-size="10.5pt" fo:font-weight="bold" officeooo:rsid="001b864d" officeooo:paragraph-rsid="002b57cc" fo:background-color="transparent" style:font-weight-asian="bold" style:font-weight-complex="bold"/>
    </style:style>
    <style:style style:name="P21" style:family="paragraph" style:parent-style-name="Preformatted_20_Text">
      <style:text-properties officeooo:paragraph-rsid="002b57cc"/>
    </style:style>
    <style:style style:name="P22" style:family="paragraph" style:parent-style-name="Preformatted_20_Text">
      <style:paragraph-properties style:line-height-at-least="0.198in"/>
      <style:text-properties style:use-window-font-color="true" style:font-name="Droid Sans Mono" fo:font-size="10.5pt" fo:font-weight="normal" officeooo:rsid="002c672f" officeooo:paragraph-rsid="002c672f" fo:background-color="transparent" style:font-weight-asian="normal" style:font-weight-complex="normal"/>
    </style:style>
    <style:style style:name="P23" style:family="paragraph" style:parent-style-name="Preformatted_20_Text">
      <style:paragraph-properties style:line-height-at-least="0.198in"/>
      <style:text-properties style:use-window-font-color="true" style:font-name="Droid Sans Mono" fo:font-size="10.5pt" fo:font-weight="normal" officeooo:rsid="002cf1ab" officeooo:paragraph-rsid="002cf1ab" fo:background-color="transparent" style:font-weight-asian="normal" style:font-weight-complex="normal"/>
    </style:style>
    <style:style style:name="P24" style:family="paragraph" style:parent-style-name="Preformatted_20_Text">
      <style:paragraph-properties style:line-height-at-least="0.198in"/>
      <style:text-properties style:use-window-font-color="true" style:font-name="Droid Sans Mono" fo:font-size="10.5pt" fo:font-weight="normal" officeooo:rsid="002fa778" officeooo:paragraph-rsid="002fa778" fo:background-color="transparent" style:font-weight-asian="normal" style:font-weight-complex="normal"/>
    </style:style>
    <style:style style:name="P25" style:family="paragraph" style:parent-style-name="Preformatted_20_Text">
      <style:paragraph-properties style:line-height-at-least="0.198in"/>
      <style:text-properties style:use-window-font-color="true" style:font-name="Droid Sans Mono" fo:font-size="10.5pt" fo:font-weight="normal" officeooo:rsid="002fa778" officeooo:paragraph-rsid="00342b32" fo:background-color="transparent" style:font-weight-asian="normal" style:font-weight-complex="normal"/>
    </style:style>
    <style:style style:name="P26" style:family="paragraph" style:parent-style-name="Preformatted_20_Text">
      <style:paragraph-properties style:line-height-at-least="0.198in"/>
      <style:text-properties style:use-window-font-color="true" style:font-name="Droid Sans Mono" fo:font-size="10.5pt" fo:font-weight="normal" officeooo:rsid="00342b32" officeooo:paragraph-rsid="00342b32" fo:background-color="transparent" style:font-weight-asian="normal" style:font-weight-complex="normal"/>
    </style:style>
    <style:style style:name="P27" style:family="paragraph" style:parent-style-name="Preformatted_20_Text">
      <style:paragraph-properties style:line-height-at-least="0.198in"/>
      <style:text-properties style:use-window-font-color="true" style:font-name="Droid Sans Mono" fo:font-size="10.5pt" fo:font-weight="bold" officeooo:rsid="002cf1ab" officeooo:paragraph-rsid="002cf1ab" fo:background-color="transparent" style:font-weight-asian="bold" style:font-weight-complex="bold"/>
    </style:style>
    <style:style style:name="P28" style:family="paragraph" style:parent-style-name="Preformatted_20_Text">
      <style:text-properties officeooo:rsid="00363b3d" officeooo:paragraph-rsid="00363b3d"/>
    </style:style>
    <style:style style:name="P29" style:family="paragraph" style:parent-style-name="Preformatted_20_Text">
      <style:text-properties fo:color="#f3715a" fo:font-weight="bold" officeooo:rsid="003685a4" officeooo:paragraph-rsid="003685a4" style:font-weight-asian="bold" style:font-weight-complex="bold"/>
    </style:style>
    <style:style style:name="P30" style:family="paragraph" style:parent-style-name="Preformatted_20_Text">
      <style:text-properties fo:font-weight="bold" officeooo:rsid="000e1bae" officeooo:paragraph-rsid="000f21c4" style:font-weight-asian="bold" style:font-weight-complex="bold"/>
    </style:style>
    <style:style style:name="P31" style:family="paragraph" style:parent-style-name="Standard">
      <style:paragraph-properties fo:margin-top="0in" fo:margin-bottom="0.1965in" loext:contextual-spacing="false"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32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33" style:family="paragraph" style:parent-style-name="Standard">
      <style:text-properties style:use-window-font-color="true" style:font-name="Droid Sans Mono" fo:font-size="10.5pt" fo:font-weight="bold" officeooo:rsid="00174dff" officeooo:paragraph-rsid="00174dff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198in"/>
      <style:text-properties fo:color="#c586c0" style:font-name="Droid Sans Mono" fo:font-size="10.5pt" fo:font-weight="bold" officeooo:paragraph-rsid="001b864d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198in"/>
      <style:text-properties fo:color="#d4d4d4" style:font-name="Droid Sans Mono" fo:font-size="10.5pt" fo:font-weight="bold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198in"/>
      <style:text-properties fo:color="#6a9955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Preformatted_20_Text">
      <style:text-properties fo:color="#ce181e" fo:font-weight="bold" style:font-weight-asian="bold" style:font-weight-complex="bold"/>
    </style:style>
    <style:style style:name="P38" style:family="paragraph" style:parent-style-name="Preformatted_20_Text">
      <style:paragraph-properties style:line-height-at-least="0.198in"/>
      <style:text-properties fo:color="#9d85be" style:font-name="Droid Sans Mono" fo:font-size="10.5pt" fo:font-weight="bold" officeooo:rsid="002cf1ab" officeooo:paragraph-rsid="002cf1ab" fo:background-color="transparent" style:font-weight-asian="bold" style:font-weight-complex="bold"/>
    </style:style>
    <style:style style:name="P39" style:family="paragraph" style:parent-style-name="Preformatted_20_Text">
      <style:text-properties fo:font-weight="bold" style:font-weight-asian="bold" style:font-weight-complex="bold"/>
    </style:style>
    <style:style style:name="P40" style:family="paragraph" style:parent-style-name="Preformatted_20_Text">
      <style:text-properties fo:font-weight="bold" officeooo:paragraph-rsid="000c0835" style:font-weight-asian="bold" style:font-weight-complex="bold"/>
    </style:style>
    <style:style style:name="P41" style:family="paragraph" style:parent-style-name="Preformatted_20_Text">
      <style:text-properties fo:font-weight="bold" officeooo:rsid="003b76f8" officeooo:paragraph-rsid="003b76f8" style:font-weight-asian="bold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5403"/>
    </style:style>
    <style:style style:name="T4" style:family="text">
      <style:text-properties officeooo:rsid="000c0835"/>
    </style:style>
    <style:style style:name="T5" style:family="text">
      <style:text-properties fo:color="#9d85be" fo:font-weight="bold" style:font-weight-asian="bold" style:font-weight-complex="bold"/>
    </style:style>
    <style:style style:name="T6" style:family="text">
      <style:text-properties fo:text-transform="uppercase"/>
    </style:style>
    <style:style style:name="T7" style:family="text">
      <style:text-properties fo:color="#569cd6"/>
    </style:style>
    <style:style style:name="T8" style:family="text">
      <style:text-properties style:use-window-font-color="true"/>
    </style:style>
    <style:style style:name="T9" style:family="text">
      <style:text-properties officeooo:rsid="0028aab7"/>
    </style:style>
    <style:style style:name="T10" style:family="text">
      <style:text-properties officeooo:rsid="0029cdf6"/>
    </style:style>
    <style:style style:name="T11" style:family="text">
      <style:text-properties officeooo:rsid="002cf1ab"/>
    </style:style>
    <style:style style:name="T12" style:family="text">
      <style:text-properties officeooo:rsid="002e73f8"/>
    </style:style>
    <style:style style:name="T13" style:family="text">
      <style:text-properties officeooo:rsid="0030904b"/>
    </style:style>
    <style:style style:name="T14" style:family="text">
      <style:text-properties officeooo:rsid="00342b32"/>
    </style:style>
    <style:style style:name="T15" style:family="text">
      <style:text-properties fo:color="#ed1c24"/>
    </style:style>
    <style:style style:name="T16" style:family="text">
      <style:text-properties fo:color="#826aaf"/>
    </style:style>
    <style:style style:name="T17" style:family="text">
      <style:text-properties fo:color="#826aaf" style:font-name="Droid Sans Mono" fo:font-size="10.5pt" fo:font-weight="bold" fo:background-color="transparent" loext:char-shading-value="0" style:font-weight-asian="bold" style:font-weight-complex="bold"/>
    </style:style>
    <style:style style:name="T18" style:family="text">
      <style:text-properties officeooo:rsid="003685a4"/>
    </style:style>
    <style:style style:name="T19" style:family="text">
      <style:text-properties fo:color="#ce9178"/>
    </style:style>
    <style:style style:name="T20" style:family="text">
      <style:text-properties fo:color="#009353"/>
    </style:style>
    <style:style style:name="T21" style:family="text">
      <style:text-properties fo:color="#009598"/>
    </style:style>
    <style:style style:name="T22" style:family="text">
      <style:text-properties fo:color="#ef413d"/>
    </style:style>
    <style:style style:name="T23" style:family="text">
      <style:text-properties officeooo:rsid="003cb3d5"/>
    </style:style>
    <style:style style:name="T24" style:family="text">
      <style:text-properties officeooo:rsid="004230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Este Tutorial Esta Orientado a Inmobiliarias</text:p>
      <text:p text:style-name="Preformatted_20_Text"/>
      <text:p text:style-name="Preformatted_20_Text">I PARTE , Configuración</text:p>
      <text:p text:style-name="Preformatted_20_Text"/>
      <text:p text:style-name="Preformatted_20_Text">1. mkdir djimages , cd djimages , pipenv shell, pipenv install django</text:p>
      <text:p text:style-name="Preformatted_20_Text"/>
      <text:p text:style-name="Preformatted_20_Text">2. django-admin startproject djimages_project . <text:span text:style-name="T3">(Que no se Te olvide el punto)</text:span></text:p>
      <text:p text:style-name="Preformatted_20_Text"/>
      <text:p text:style-name="Preformatted_20_Text">3. django-admin startapp inmuebles </text:p>
      <text:p text:style-name="Preformatted_20_Text"/>
      <text:p text:style-name="Preformatted_20_Text">4. Agregar la Nueva app:</text:p>
      <text:p text:style-name="Preformatted_20_Text"><text:s text:c="3"/></text:p>
      <text:p text:style-name="Preformatted_20_Text"><text:s text:c="2"/><text:span text:style-name="T2"><text:s/>INSTALLED_APPS = [</text:span></text:p>
      <text:p text:style-name="P39"><text:s text:c="4"/>'django.contrib.admin',</text:p>
      <text:p text:style-name="P39"><text:s text:c="4"/>'django.contrib.auth',</text:p>
      <text:p text:style-name="P39"><text:s text:c="4"/>'django.contrib.contenttypes',</text:p>
      <text:p text:style-name="P39"><text:s text:c="4"/>'django.contrib.sessions',</text:p>
      <text:p text:style-name="P39"><text:s text:c="4"/>'django.contrib.messages',</text:p>
      <text:p text:style-name="P39"><text:s text:c="4"/>'django.contrib.staticfiles',</text:p>
      <text:p text:style-name="P39"><text:s text:c="4"/>'inmuebles', #NEW</text:p>
      <text:p text:style-name="P39">]</text:p>
      <text:p text:style-name="Preformatted_20_Text"/>
      <text:p text:style-name="Preformatted_20_Text">5. En Templates de settings realiza esta configuración(No se que tan importante será):</text:p>
      <text:p text:style-name="Preformatted_20_Text"/>
      <text:p text:style-name="P35"><text:span text:style-name="T8">TEMPLATES</text:span> = [</text:p>
      <text:p text:style-name="P35">{</text:p>
      <text:p text:style-name="P35"><text:span text:style-name="T19">'BACKEND'</text:span>: <text:span text:style-name="T19">'django.template.backends.django.DjangoTemplates'</text:span>,</text:p>
      <text:p text:style-name="P35"><text:span text:style-name="T19">'DIRS'</text:span>: [],</text:p>
      <text:p text:style-name="P36">#'DIRS': [os.path.join(BASE_DIR,'templates')], <text:span text:style-name="T24">← Cuando templates está en root</text:span></text:p>
      <text:p text:style-name="P35"><text:span text:style-name="T19">'APP_DIRS'</text:span>: <text:span text:style-name="T7">True</text:span>,</text:p>
      <text:p text:style-name="Preformatted_20_Text"/>
      <text:p text:style-name="Preformatted_20_Text"/>
      <text:p text:style-name="Preformatted_20_Text">6. Al final de settings.py:(MEDIA FILES)</text:p>
      <text:p text:style-name="Preformatted_20_Text"><text:s text:c="3"/></text:p>
      <text:p text:style-name="Preformatted_20_Text"><text:s text:c="3"/>STATIC_URL ='/static/'</text:p>
      <text:p text:style-name="Preformatted_20_Text"><text:s text:c="3"/></text:p>
      <text:p text:style-name="Preformatted_20_Text"><text:s text:c="3"/>MEDIA_URL = '/media/' #NEW</text:p>
      <text:p text:style-name="Preformatted_20_Text"><text:s text:c="3"/>MEDIA_ROOT = os.path.join(BASE_DIR, 'media') #NEW</text:p>
      <text:p text:style-name="Preformatted_20_Text"/>
      <text:p text:style-name="P39">II PARTE , Creación De Modelos: </text:p>
      <text:p text:style-name="P40"><text:span text:style-name="T4">1.</text:span> El de Inmuebles y el de las Imágenes de los Inmuebles:</text:p>
      <text:p text:style-name="Preformatted_20_Text"><text:s text:c="2"/></text:p>
      <text:p text:style-name="P1">from django.db import models</text:p>
      <text:p text:style-name="P1"/>
      <text:p text:style-name="P1">class Inmueble(models.Model):</text:p>
      <text:p text:style-name="P1"><text:s text:c="4"/>codigo = models.CharField(max_length=100)</text:p>
      <text:p text:style-name="P1"><text:s text:c="4"/>tipo = models.CharField(max_length=50)</text:p>
      <text:p text:style-name="P1"><text:s text:c="4"/>ubicacion = models.CharField(max_length=1000)</text:p>
      <text:p text:style-name="P1"><text:s text:c="4"/>edo = models.CharField(max_length=1000,blank=True)</text:p>
      <text:p text:style-name="P1"><text:s text:c="4"/>precio = models.DecimalField(max_digits=7,decimal_places=2) </text:p>
      <text:p text:style-name="P1"><text:s text:c="4"/>description = models.TextField()</text:p>
      <text:p text:style-name="P1"><text:s text:c="4"/>image = models.FileField(blank=True)</text:p>
      <text:p text:style-name="P14"/>
      <text:p text:style-name="P2"><text:s text:c="4"/>def __str__(self):</text:p>
      <text:p text:style-name="P2"><text:soft-page-break/><text:s text:c="8"/>template = '{0.codigo} {0.tipo} {0.ubicacion} {0.edo} {0.precio}'</text:p>
      <text:p text:style-name="P1"><text:s text:c="8"/>return template.format(self)</text:p>
      <text:p text:style-name="P14"/>
      <text:p text:style-name="P1">class InmuebleImage(models.Model):</text:p>
      <text:p text:style-name="P1"><text:s text:c="4"/>inmueble = models.ForeignKey(Inmueble, default=None, <text:s text:c="7"/>on_delete=models.CASCADE)</text:p>
      <text:p text:style-name="P1"><text:s text:c="4"/>images = models.FileField(upload_to = 'images/')</text:p>
      <text:p text:style-name="P14"/>
      <text:p text:style-name="P1"><text:s text:c="4"/>def __str__(self):</text:p>
      <text:p text:style-name="P1"><text:s text:c="8"/>return self.<text:span text:style-name="T15">inmueble.codigo</text:span></text:p>
      <text:p text:style-name="P37"/>
      <text:p text:style-name="P16"/>
      <text:p text:style-name="P17"><text:span text:style-name="T2">2. python manage.py makemigrations </text:span><text:span text:style-name="T5">inmuebles</text:span><text:span text:style-name="T2"> ← Para aplicar las migraciones <text:s text:c="6"/></text:span></text:p>
      <text:p text:style-name="P30"/>
      <text:p text:style-name="P30">directamente a la App </text:p>
      <text:p text:style-name="P17"/>
      <text:p text:style-name="P17"/>
      <text:p text:style-name="P18">3. python manage.py migrate</text:p>
      <text:p text:style-name="P17"/>
      <text:p text:style-name="Preformatted_20_Text"/>
      <text:p text:style-name="P19">III <text:span text:style-name="T6">Parte,</text:span> Creación del View.py</text:p>
      <text:p text:style-name="P19"/>
      <text:p text:style-name="P33">from django.shortcuts import render, get_object_or_404</text:p>
      <text:p text:style-name="P14"/>
      <text:p text:style-name="P1">from .models import Inmueble,InmuebleImage</text:p>
      <text:p text:style-name="P1"/>
      <text:p text:style-name="P2">def inmueble_view(request):</text:p>
      <text:p text:style-name="P2"><text:s text:c="4"/>inmuebles = Inmueble.objects.all()</text:p>
      <text:p text:style-name="P1"><text:s text:c="4"/>return render(request, 'inmueble.html', {'inmuebles':inmuebles})</text:p>
      <text:p text:style-name="P14"/>
      <text:p text:style-name="P1">def detalle_view(request, id):</text:p>
      <text:p text:style-name="P1"><text:s text:c="4"/>inmueble = get_object_or_404(Inmueble, id=id)</text:p>
      <text:p text:style-name="P1"><text:s text:c="4"/>#Va a filtrar un inmueble en particular</text:p>
      <text:p text:style-name="P1"><text:s text:c="4"/>fotos = InmuebleImage.objects.filter(inmueble=inmueble)</text:p>
      <text:p text:style-name="P1"><text:s text:c="4"/>return render(request, 'detalle.html', {</text:p>
      <text:p text:style-name="P1"><text:s text:c="28"/>'inmueble':inmueble,</text:p>
      <text:p text:style-name="P1"><text:s text:c="28"/>'fotos':fotos</text:p>
      <text:p text:style-name="P1"><text:s text:c="27"/>})</text:p>
      <text:p text:style-name="P3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IV PARTE, Admin.py:</text:p>
      <text:p text:style-name="P12"/>
      <text:p text:style-name="P12">La interface de admin tiene la habilidad de editar modelos en la misma página como un modelo padre. A esto se le llama <text:span text:style-name="T2">inline(class StackedInline )</text:span></text:p>
      <text:p text:style-name="P15"/>
      <text:p text:style-name="P3">from django.contrib import admin</text:p>
      <text:p text:style-name="P1">from .models import <text:span text:style-name="T22">Inmueble</text:span>, InmuebleImage</text:p>
      <text:p text:style-name="P14"/>
      <text:p text:style-name="P1">class <text:span text:style-name="T20">InmuebleImageAdmin</text:span>(admin.<text:span text:style-name="T20">StackedInline</text:span>): <text:span text:style-name="T23">←--</text:span></text:p>
      <text:p text:style-name="P1"><text:tab/>model = InmuebleImage</text:p>
      <text:p text:style-name="P14"/>
      <text:p text:style-name="P1">@admin.register(Inmueble)</text:p>
      <text:p text:style-name="P1">class PostAdmin(admin.ModelAdmin):</text:p>
      <text:p text:style-name="P1"><text:tab/>inlines = [<text:span text:style-name="T20">InmuebleImageAdmin</text:span>]</text:p>
      <text:p text:style-name="P14"/>
      <text:p text:style-name="P1">class Meta:</text:p>
      <text:p text:style-name="P1"><text:tab/>model = <text:span text:style-name="T22">Inmueble</text:span></text:p>
      <text:p text:style-name="P14"/>
      <text:p text:style-name="P1">@admin.register(<text:span text:style-name="T21">InmuebleImage</text:span>)</text:p>
      <text:p text:style-name="P1">class InmuebleImageAdmin(admin.ModelAdmin):</text:p>
      <text:p text:style-name="P1"><text:tab/>pass</text:p>
      <text:p text:style-name="P15"/>
      <text:p text:style-name="P4"/>
      <text:p text:style-name="P11">V PARTE, <text:span text:style-name="T10">Templates</text:span> <text:span text:style-name="T9">(3:36m)</text:span>:</text:p>
      <text:p text:style-name="P10"/>
      <text:p text:style-name="P13"><text:span text:style-name="T11">1.</text:span>En este Tutorial hay una particularidad , <text:span text:style-name="T1">colocó la carpeta template en root</text:span></text:p>
      <text:p text:style-name="P7"><text:s text:c="3"/>(Debe ser por eso la configuracion inicial en settings):</text:p>
      <text:p text:style-name="P7"/>
      <text:p text:style-name="P21">TEMPLATES = [</text:p>
      <text:p text:style-name="P21"><text:s text:c="4"/>{</text:p>
      <text:p text:style-name="P21"><text:s text:c="8"/>'BACKEND': 'django.template.backends.django.DjangoTemplates',</text:p>
      <text:p text:style-name="P20"><text:s text:c="8"/>'DIRS': [os.path.join(BASE_DIR,'templates')], #NEW</text:p>
      <text:p text:style-name="P20"/>
      <text:p text:style-name="P27">2.</text:p>
      <text:p text:style-name="P22">creó tres html: base.html, inmueble.html, detalle.html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>3. <text:span text:style-name="T12">E</text:span>dici<text:span text:style-name="T12">ó</text:span>n del urls.py principal:</text:p>
      <text:p text:style-name="P23"/>
      <text:p text:style-name="P8">from django.contrib import admin</text:p>
      <text:p text:style-name="P1">from django.urls import path, include</text:p>
      <text:p text:style-name="P1">from django.conf import settings </text:p>
      <text:p text:style-name="P1">from django.conf.urls.static import static </text:p>
      <text:p text:style-name="P31"><text:line-break/></text:p>
      <text:p text:style-name="P1">urlpatterns = [</text:p>
      <text:p text:style-name="P1"><text:s text:c="4"/>path('admin/', admin.site.urls),</text:p>
      <text:p text:style-name="P1"><text:s text:c="4"/>path('',include('inmuebles.urls')), </text:p>
      <text:p text:style-name="P1">] + static(settings.MEDIA_URL, document_root=settings.MEDIA_ROOT)</text:p>
      <text:p text:style-name="P1"/>
      <text:p text:style-name="P9">urls.py de la app:</text:p>
      <text:p text:style-name="P9"/>
      <text:p text:style-name="P9">from django.urls import path </text:p>
      <text:p text:style-name="P1">from . import views </text:p>
      <text:p text:style-name="P14"/>
      <text:p text:style-name="P1">urlpatterns = [ </text:p>
      <text:p text:style-name="P1"><text:s text:c="4"/>path('', views.inmueble_view, name='inmueble'),</text:p>
      <text:p text:style-name="P1"><text:s text:c="4"/>path('&lt;int:id&gt;/', views.detalle_view, name='detalle')</text:p>
      <text:p text:style-name="P1">]</text:p>
      <text:p text:style-name="P9"/>
      <text:p text:style-name="P38"/>
      <text:p text:style-name="P22"/>
      <text:p text:style-name="P24">4. Utilizar bootstrap para las tarjetas(con botón)</text:p>
      <text:p text:style-name="P24"/>
      <text:p text:style-name="P25"><text:a xlink:type="simple" xlink:href="https://mdbootstrap.com/" text:style-name="Internet_20_link" text:visited-style-name="Visited_20_Internet_20_Link">https://mdbootstrap.com/</text:a> <text:s text:c="2"/>--→<text:span text:style-name="T13"> Jquery(La sección) → Menú de la izquierda</text:span> <text:s/>→<text:span text:style-name="T14"> components <text:s text:c="14"/></text:span></text:p>
      <text:p text:style-name="P26"><text:s text:c="3"/>→ Cards </text:p>
      <text:p text:style-name="P24"><text:s/></text:p>
      <text:p text:style-name="P24">https://mdbootstrap.com/docs/b4/jquery/components/cards/</text:p>
      <text:p text:style-name="P10"/>
      <text:p text:style-name="P1">&lt;div class="view overlay"&gt;</text:p>
      <text:p text:style-name="P1">&lt;img class="card-img-top" src="{{ <text:span text:style-name="T15">inmueble.image.url</text:span> }}"</text:p>
      <text:p text:style-name="P1">alt="Card image cap"&gt;</text:p>
      <text:p text:style-name="P1">&lt;a href="#!"&gt;</text:p>
      <text:p text:style-name="P1">&lt;div class="mask rgba-white-slight"&gt;&lt;/div&gt;</text:p>
      <text:p text:style-name="P1">&lt;/a&gt;</text:p>
      <text:p text:style-name="P1">&lt;/div&gt;</text:p>
      <text:p text:style-name="P1">&lt;!--Card content--&gt;</text:p>
      <text:p text:style-name="P1">&lt;div class="card-body"&gt;</text:p>
      <text:p text:style-name="P1">&lt;!--Title--&gt;</text:p>
      <text:p text:style-name="P1">&lt;h4 class="card-title"&gt;{{<text:span text:style-name="T15">inmueble.tipo</text:span>}}&lt;/h4&gt;</text:p>
      <text:p text:style-name="P1"><text:soft-page-break/>&lt;!--Text--&gt; </text:p>
      <text:p text:style-name="P1">&lt;p class="card-text"&gt;Some quick example text to build on the card title and make up the bulk of the</text:p>
      <text:p text:style-name="P1">card's content.&lt;/p&gt;</text:p>
      <text:p text:style-name="P1">&lt;!-- Provides extra visual weight and identifies the primary action in a set of buttons --&gt;</text:p>
      <text:p text:style-name="P1">&lt;a href="{%<text:span text:style-name="T15"> url 'detail' </text:span><text:span text:style-name="T16">inmueble.id</text:span> %}" class="btn btn-light-blue btn-md"&gt;Read more&lt;/a&gt;</text:p>
      <text:p text:style-name="P1"/>
      <text:p text:style-name="P28"><text:span text:style-name="T2">Que es </text:span><text:s/><text:span text:style-name="T17">inmueble.id ???</text:span></text:p>
      <text:p text:style-name="P19"/>
      <text:p text:style-name="P19"/>
      <text:p text:style-name="Preformatted_20_Text"/>
      <text:p text:style-name="P29">CAROUSEL</text:p>
      <text:p text:style-name="P29"/>
      <text:p text:style-name="P5">{% for p in fotos %}</text:p>
      <text:p text:style-name="P1">&lt;li data-target="#carousel-example-1z" </text:p>
      <text:p text:style-name="P1">data-slide-to="{{forloop.counter0}}" <text:s text:c="2"/><text:span text:style-name="T18">←----- Que ????</text:span></text:p>
      <text:p text:style-name="P1">class="{% if forloop.counter0 == 0 %} active {% endif %}"&gt;</text:p>
      <text:p text:style-name="P1">&lt;/li&gt;</text:p>
      <text:p text:style-name="P1">{% endfor %}</text:p>
      <text:p text:style-name="P1"/>
      <text:p text:style-name="P1"/>
      <text:p text:style-name="P6">VI PARTE CREATESUPERUSER</text:p>
      <text:p text:style-name="P29"/>
      <text:p text:style-name="Preformatted_20_Text"/>
      <text:p text:style-name="Preformatted_20_Text"/>
      <text:p text:style-name="P41">REVISA creo que media/images/ se crea solo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1T13:02:43.326673556</dc:date>
    <meta:editing-duration>PT3H53M19S</meta:editing-duration>
    <meta:editing-cycles>53</meta:editing-cycles>
    <meta:generator>LibreOffice/6.0.7.3$Linux_X86_64 LibreOffice_project/00m0$Build-3</meta:generator>
    <meta:document-statistic meta:table-count="0" meta:image-count="0" meta:object-count="0" meta:page-count="5" meta:paragraph-count="137" meta:word-count="537" meta:character-count="4974" meta:non-whitespace-character-count="4254"/>
  </office:meta>
</office:document-meta>
</file>